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Monospace" svg:font-family="Monospace" style:font-pitch="fixed"/>
    <style:font-face style:name="Courier New" svg:font-family="'Courier New'" style:font-family-generic="modern" style:font-pitch="fixed"/>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Text_20_body" style:list-style-name="L1"/>
    <style:style style:name="P6" style:family="paragraph" style:parent-style-name="Text_20_body" style:list-style-name="L1">
      <style:text-properties fo:font-weight="bold"/>
    </style:style>
    <style:style style:name="P7" style:family="paragraph" style:parent-style-name="Text_20_body" style:list-style-name="L1">
      <style:text-properties fo:font-weight="normal" style:font-weight-asian="normal" style:font-weight-complex="normal"/>
    </style:style>
    <style:style style:name="P8" style:family="paragraph" style:parent-style-name="Text_20_body" style:list-style-name="L2"/>
    <style:style style:name="P9" style:family="paragraph" style:parent-style-name="Text_20_body" style:list-style-name="L2">
      <style:text-properties fo:font-weight="normal" style:font-weight-asian="normal" style:font-weight-complex="normal"/>
    </style:style>
    <style:style style:name="P10" style:family="paragraph" style:parent-style-name="Table_20_Contents">
      <style:paragraph-properties fo:margin-left="0in" fo:margin-right="0in" fo:text-align="center" style:justify-single-word="false" fo:text-indent="0in" style:auto-text-indent="false" style:text-autospace="none"/>
      <style:text-properties style:use-window-font-color="true" style:font-name="Times New Roman" fo:font-size="12pt" style:font-name-asian="Monospace" style:font-size-asian="12pt" style:font-name-complex="Monospace" style:font-size-complex="12pt"/>
    </style:style>
    <style:style style:name="P11" style:family="paragraph" style:parent-style-name="Table_20_Contents">
      <style:paragraph-properties fo:margin-left="0in" fo:margin-right="0in" fo:text-align="start" style:justify-single-word="false" fo:text-indent="0in" style:auto-text-indent="false" style:text-autospace="none"/>
      <style:text-properties style:use-window-font-color="true" style:font-name="Times New Roman" fo:font-size="12pt" style:font-name-asian="Monospace" style:font-size-asian="12pt" style:font-name-complex="Monospace" style:font-size-complex="12pt"/>
    </style:style>
    <style:style style:name="P12" style:family="paragraph" style:parent-style-name="Standard" style:list-style-name="L3"/>
    <style:style style:name="P13" style:family="paragraph" style:parent-style-name="Standard">
      <style:text-properties fo:background-color="transparent"/>
    </style:style>
    <style:style style:name="P14" style:family="paragraph" style:parent-style-name="Text_20_body">
      <style:paragraph-properties fo:text-align="start" style:justify-single-word="false"/>
    </style:style>
    <style:style style:name="P15" style:family="paragraph" style:parent-style-name="Text_20_body" style:list-style-name="L4">
      <style:paragraph-properties fo:margin-top="0in" fo:margin-bottom="0in"/>
    </style:style>
    <style:style style:name="P16" style:family="paragraph" style:parent-style-name="Text_20_body" style:list-style-name="L4"/>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Text_20_body" style:list-style-name="L5">
      <style:paragraph-properties fo:margin-top="0in" fo:margin-bottom="0in"/>
    </style:style>
    <style:style style:name="P21" style:family="paragraph" style:parent-style-name="Text_20_body" style:list-style-name="L5"/>
    <style:style style:name="P22" style:family="paragraph" style:parent-style-name="Standard">
      <style:text-properties style:font-name="Monospace" fo:font-size="10pt" style:font-name-asian="Monospace" style:font-size-asian="10pt" style:font-name-complex="Monospace"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Monospace"/>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27" style:family="paragraph" style:parent-style-name="Preformatted_20_Text">
      <style:text-properties style:font-name="Nimbus Roman No9 L" fo:font-size="12pt" style:font-size-asian="12pt" style:font-size-complex="12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30" style:family="paragraph" style:parent-style-name="Standard">
      <style:paragraph-properties fo:margin-left="0in" fo:margin-right="0in" fo:text-align="start" style:justify-single-word="false" fo:text-indent="0in" style:auto-text-indent="false" style:text-autospace="none"/>
    </style:style>
    <style:style style:name="P31" style:family="paragraph" style:parent-style-name="Text_20_body">
      <style:text-properties style:font-name="Monospace" fo:font-size="10pt" style:font-name-asian="Monospace" style:font-size-asian="10pt" style:font-name-complex="Monospace"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33" style:family="paragraph" style:parent-style-name="Standard" style:list-style-name="L6">
      <style:paragraph-properties fo:text-align="start" style:justify-single-word="false"/>
      <style:text-properties fo:font-style="normal" style:font-style-asian="normal" style:font-style-complex="normal"/>
    </style:style>
    <style:style style:name="P34"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Monospace" fo:font-size="10pt" fo:font-style="normal" style:font-name-asian="Monospace" style:font-size-asian="10pt" style:font-style-asian="normal" style:font-name-complex="Monospace" style:font-size-complex="10pt" style:font-style-complex="normal"/>
    </style:style>
    <style:style style:name="P37" style:family="paragraph" style:parent-style-name="Standard">
      <style:paragraph-properties fo:text-align="start" style:justify-single-word="false"/>
      <style:text-properties fo:font-style="normal" style:font-style-asian="normal" style:font-style-complex="normal"/>
    </style:style>
    <style:style style:name="P3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T1" style:family="text">
      <style:text-properties style:font-name="Courier New"/>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0000"/>
    </style:style>
    <style:style style:name="T6" style:family="text" style:parent-style-name="Teletype">
      <style:text-properties style:font-name="Courier New"/>
    </style:style>
    <style:style style:name="T7" style:family="text">
      <style:text-properties fo:color="#008080"/>
    </style:style>
    <style:style style:name="T8" style:family="text">
      <style:text-properties fo:color="#3f7f7f"/>
    </style:style>
    <style:style style:name="T9" style:family="text">
      <style:text-properties fo:color="#2a00ff"/>
    </style:style>
    <style:style style:name="T10" style:family="text">
      <style:text-properties fo:color="#008080" fo:font-size="10pt" style:font-name-asian="Monospace" style:font-size-asian="10pt" style:font-name-complex="Monospace" style:font-size-complex="10pt"/>
    </style:style>
    <style:style style:name="T11" style:family="text">
      <style:text-properties fo:color="#3f7f7f" fo:font-size="10pt" style:font-name-asian="Monospace" style:font-size-asian="10pt" style:font-name-complex="Monospace" style:font-size-complex="10pt"/>
    </style:style>
    <style:style style:name="T12" style:family="text">
      <style:text-properties fo:color="#3f5fbf"/>
    </style:style>
    <style:style style:name="T13" style:family="text">
      <style:text-properties fo:color="#008080" style:font-name-asian="Monospace" style:font-name-complex="Monospace"/>
    </style:style>
    <style:style style:name="T14" style:family="text">
      <style:text-properties fo:color="#3f7f7f" style:font-name-asian="Monospace" style:font-name-complex="Monospace"/>
    </style:style>
    <style:style style:name="T15" style:family="text">
      <style:text-properties fo:color="#000000" style:font-name-asian="Monospace" style:font-name-complex="Monospace"/>
    </style:style>
    <style:style style:name="T16" style:family="text">
      <style:text-properties style:font-name="Nimbus Roman No9 L"/>
    </style:style>
    <style:style style:name="T17" style:family="text">
      <style:text-properties fo:color="#7f007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style:font-name="Courier New" fo:font-weight="normal" style:font-weight-asian="normal" style:font-weight-complex="normal"/>
    </style:style>
    <style:style style:name="T23" style:family="text">
      <style:text-properties style:font-name="Nimbus Roman No9 L" fo:font-style="normal" style:font-style-asian="normal" style:font-style-complex="normal"/>
    </style:style>
    <style:style style:name="T24" style:family="text">
      <style:text-properties style:font-name="Courier New" fo:font-style="normal" style:font-style-asian="normal" style:font-style-complex="normal"/>
    </style:style>
    <style:style style:name="fr1" style:family="graphic" style:parent-style-name="OLE">
      <style:graphic-properties style:vertical-pos="top" style:vertical-rel="paragraph" style:horizontal-pos="center" style:horizontal-rel="paragraph"/>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suffix="." style:num-format="i">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bbeX Administration Guide</text:p>
      <text:p text:style-name="P2">ver 0.4</text:p>
      <text:p text:style-name="P3"/>
      <text:h text:style-name="Heading_20_1" text:outline-level="1">What is JabbeX?</text:h>
      <text:p text:style-name="P4">JabbeX is a middleware used by CodeX Instant Messaging (IM) plug-in to communicate with the Jabber server. The CodeX IM plug-in relies on JabbeX to perform any operation related to the Jabber server.</text:p>
      <text:p text:style-name="P4"/>
      <text:h text:style-name="Heading_20_1" text:outline-level="1">Purpose of this guide</text:h>
      <text:p text:style-name="P4">This guide aims to provide detailed information on how you may proceed to configure JabbeX and the Openfire 3.4.4 Jabber server to let them work together, including a comprehensive explanation on the meaning of each configuration parameter and a step-by-step guide on how to use the JabbeX installation tool.</text:p>
      <text:p text:style-name="P4">For further information on how to install and setup Openfire Jabber server please refer to its official website at <text:a xlink:type="simple" xlink:href="http://www.igniterealtime.org/projects/openfire/index.jsp">http://www.igniterealtime.org/projects/openfire/index.jsp</text:a> .</text:p>
      <text:p text:style-name="P4"/>
      <text:h text:style-name="Heading_20_1" text:outline-level="1">Audience</text:h>
      <text:p text:style-name="Text_20_body">This document is addressed to the CodeX team and to any developer or maintainer of the JabbeX middleware.</text:p>
      <text:h text:style-name="Heading_20_1" text:outline-level="1">Using the Installation Tool</text:h>
      <text:p text:style-name="Text_20_body">JabbeX comes with an installation tool found in the <text:span text:style-name="T1">installation/</text:span> directory of its files tree. This tool is a PHP command line script (PHP 5 or higher) that performs most of the cumbersome configuration tasks and we strongly recommend you to use it when configuring the CodeX IM plug-in. Neither the Jabber server nor its plug-ins are bundled with JabbeX, therefore the installation tool supposes you have Openfire properly installed on your box.</text:p>
      <text:p text:style-name="Text_20_body">The step-by-step process for installing JabbeX with the installation tool is as follow:</text:p>
      <text:list text:style-name="L1">
        <text:list-item>
          <text:p text:style-name="P5">Download Openfire from the official website: <text:a xlink:type="simple" xlink:href="http://www.igniterealtime.org/projects/openfire/index.jsp">http://www.igniterealtime.org/projects/openfire/index.jsp</text:a></text:p>
        </text:list-item>
        <text:list-item>
          <text:p text:style-name="P5">Install it following the installation guidelines provided in the official documentation. Just perform the simple RPM installation and do not bother performing any configuration task like <text:s/>creating the databases or configuring Openfire because the JabbeX installation tool will take care of it for you;</text:p>
        </text:list-item>
        <text:list-item>
          <text:p text:style-name="P5">Install the following Openfire plug-ins (for further information on how to install Openfire plug-ins please refer to the official documentation): </text:p>
          <text:list>
            <text:list-item>
              <text:p text:style-name="P6"><text:span text:style-name="T2">Presence Service (</text:span><text:a xlink:type="simple" xlink:href="http://www.igniterealtime.org/projects/openfire/plugins/presence.jar"><text:span text:style-name="T3">http://www.igniterealtime.org/projects/openfire/plugins/presence.jar</text:span></text:a><text:span text:style-name="T2">);</text:span></text:p>
            </text:list-item>
            <text:list-item>
              <text:p text:style-name="P6"><text:span text:style-name="T2">Subscription (</text:span><text:a xlink:type="simple" xlink:href="http://www.igniterealtime.org/projects/openfire/plugins/subscription.jar"><text:span text:style-name="T3">http://www.igniterealtime.org/projects/openfire/plugins/subscription.jar</text:span></text:a><text:span text:style-name="T2">);</text:span></text:p>
            </text:list-item>
            <text:list-item>
              <text:p text:style-name="P7">Helga-Bot (<text:a xlink:type="simple" xlink:href="http://www.igniterealtime.org/community/docs/DOC-1080">http://www.igniterealtime.org/community/docs/DOC-1080</text:a>).</text:p>
            </text:list-item>
          </text:list>
        </text:list-item>
        <text:list-item>
          <text:p text:style-name="P7">Make sure the CodeX IM plug-in (the one JabbeX is part of) is installed on your CodeX environment;</text:p>
        </text:list-item>
        <text:list-item>
          <text:p text:style-name="P7">Make sure you have php-xml Apache module installed;</text:p>
        </text:list-item>
      </text:list>
      <text:list text:style-name="L2">
        <text:list-item>
          <text:p text:style-name="P8">JabbeX needs a CodeX user account to log into Openfire and it must be member of a special CodeX project whose all the members will have some level of administration privileges within the Jabber server. From now on we are going to refer to this user account as the IM admin and to this project as the IM admins project. We strongly recommend you to create a new dedicated project and a new user account (the IM admin) for this purpose on your CodeX environment and that you add only the IM admin to this project. For sake of performance the IM admin should not be used for any other purpose, and should not have any contact on its roster.</text:p>
          <text:p text:style-name="P9"><text:span text:style-name="T4">Warning:</text:span> participating in MUCs with the IM admin account, adding contact to its roster, or adding it to several CodeX projects may be a huge performance leak.</text:p>
        </text:list-item>
      </text:list>
      <text:list text:style-name="L1">
        <text:list-item text:start-value="1">
          <text:p text:style-name="P7">In order to run the installation script you will need to provide some parameters through the command line arguments. Therefore, make sure you have the following mandatory parameters at hand:</text:p>
        </text:list-item>
      </text:list>
      <table:table table:name="Table1" table:style-name="Table1">
        <table:table-column table:style-name="Table1.A"/>
        <table:table-column table:style-name="Table1.B"/>
        <table:table-header-rows>
          <table:table-row>
            <table:table-cell table:style-name="Table1.A1" office:value-type="string">
              <text:p text:style-name="Table_20_Heading">Argument</text:p>
            </table:table-cell>
            <table:table-cell table:style-name="Table1.B1" office:value-type="string">
              <text:p text:style-name="Table_20_Heading">Description</text:p>
            </table:table-cell>
          </table:table-row>
        </table:table-header-rows>
        <table:table-row>
          <table:table-cell table:style-name="Table1.A2" office:value-type="string">
            <text:p text:style-name="P10">-orp</text:p>
          </table:table-cell>
          <table:table-cell table:style-name="Table1.B2" office:value-type="string">
            <text:p text:style-name="P11">Root password for Openfire's DB server in order to let the installation script create a database for Openfire.</text:p>
          </table:table-cell>
        </table:table-row>
        <table:table-row>
          <table:table-cell table:style-name="Table1.A2" office:value-type="string">
            <text:p text:style-name="P10">-uod</text:p>
          </table:table-cell>
          <table:table-cell table:style-name="Table1.B2" office:value-type="string">
            <text:p text:style-name="P11">Username Openfire will use to access its DB. This user must have permission to create new tables, read, and write data within the Openfire DB.</text:p>
          </table:table-cell>
        </table:table-row>
        <table:table-row>
          <table:table-cell table:style-name="Table1.A2" office:value-type="string">
            <text:p text:style-name="P10">-pod</text:p>
          </table:table-cell>
          <table:table-cell table:style-name="Table1.B2" office:value-type="string">
            <text:p text:style-name="P11">Password for this user.</text:p>
          </table:table-cell>
        </table:table-row>
        <table:table-row>
          <table:table-cell table:style-name="Table1.A2" office:value-type="string">
            <text:p text:style-name="P10">-ucd</text:p>
          </table:table-cell>
          <table:table-cell table:style-name="Table1.B2" office:value-type="string">
            <text:p text:style-name="P11">Username Openfire will use to access CodeX's DB. This user must have at least permission to read the tables '<text:span text:style-name="T5">user', 'groups', and <text:s/>'user_group' from the CodeX DB.</text:span></text:p>
          </table:table-cell>
        </table:table-row>
        <table:table-row>
          <table:table-cell table:style-name="Table1.A2" office:value-type="string">
            <text:p text:style-name="P10">-pcd</text:p>
          </table:table-cell>
          <table:table-cell table:style-name="Table1.B2" office:value-type="string">
            <text:p text:style-name="P11">Password for this user.</text:p>
          </table:table-cell>
        </table:table-row>
        <table:table-row>
          <table:table-cell table:style-name="Table1.A2" office:value-type="string">
            <text:p text:style-name="P10">-odb</text:p>
          </table:table-cell>
          <table:table-cell table:style-name="Table1.B2" office:value-type="string">
            <text:p text:style-name="P11">Openfire's DB complete JDBC URL (eg: jdbc:mysql://&lt;db_server_url&gt;:&lt;db_port&gt;/&lt;db_name&gt;). <text:span text:style-name="T4">Make sure &lt;db_name&gt; does not exist in your DB server.</text:span> Check <text:a xlink:type="simple" xlink:href="http://java.sun.com/docs/books/tutorial/jdbc/">http://java.sun.com/docs/books/tutorial/jdbc/</text:a> for further information on JDBC URLs.</text:p>
          </table:table-cell>
        </table:table-row>
        <table:table-row>
          <table:table-cell table:style-name="Table1.A2" office:value-type="string">
            <text:p text:style-name="P10">-cdb</text:p>
          </table:table-cell>
          <table:table-cell table:style-name="Table1.B2" office:value-type="string">
            <text:p text:style-name="P11">CodeX's DB complete JDBC URL (eg: jdbc:mysql://&lt;db_server_url&gt;:&lt;db_port&gt;/&lt;db_name&gt;). <text:span text:style-name="T4">&lt;db_name&gt; is the name of the CodeX's DB.</text:span></text:p>
          </table:table-cell>
        </table:table-row>
        <table:table-row>
          <table:table-cell table:style-name="Table1.A2" office:value-type="string">
            <text:p text:style-name="P10">-ouri</text:p>
          </table:table-cell>
          <table:table-cell table:style-name="Table1.B2" office:value-type="string">
            <text:p text:style-name="P11">Openfire server URI (used by clients to connect to the server). This is probably the DNS of the box hosting Openfire.</text:p>
          </table:table-cell>
        </table:table-row>
        <table:table-row>
          <table:table-cell table:style-name="Table1.A2" office:value-type="string">
            <text:p text:style-name="P10">-gjx</text:p>
          </table:table-cell>
          <table:table-cell table:style-name="Table1.B2" office:value-type="string">
            <text:p text:style-name="P11">CodeX IM admins project short name.</text:p>
          </table:table-cell>
        </table:table-row>
        <table:table-row>
          <table:table-cell table:style-name="Table1.A2" office:value-type="string">
            <text:p text:style-name="P10">-ujx</text:p>
          </table:table-cell>
          <table:table-cell table:style-name="Table1.B2" office:value-type="string">
            <text:p text:style-name="P11">CodeX IM admin username.</text:p>
          </table:table-cell>
        </table:table-row>
        <table:table-row>
          <table:table-cell table:style-name="Table1.A2" office:value-type="string">
            <text:p text:style-name="P10">-pjx</text:p>
          </table:table-cell>
          <table:table-cell table:style-name="Table1.B2" office:value-type="string">
            <text:p text:style-name="P11">CodeX password for this username.</text:p>
          </table:table-cell>
        </table:table-row>
        <table:table-row>
          <table:table-cell table:style-name="Table1.A2" office:value-type="string">
            <text:p text:style-name="P10">-pmuc</text:p>
          </table:table-cell>
          <table:table-cell table:style-name="Table1.B2" office:value-type="string">
            <text:p text:style-name="P11">Password for managing the MUC services. This password is used for both locking and unlocking MUC rooms. You can choose any alpha-numeric value for it, but be aware that if you change this password JabbeX will not be able to unlock MUCs locked with the previous password and you will need to do it by hand through the Openfire's web console.</text:p>
          </table:table-cell>
        </table:table-row>
      </table:table>
      <text:p text:style-name="Table">Table <text:sequence text:ref-name="refTable0" text:name="Table" text:formula="ooow:Table+1" style:num-format="1">1</text:sequence>: Mandatory arguments for JabbeX installation script.</text:p>
      <text:list text:style-name="L1">
        <text:list-header>
          <text:p text:style-name="P7"/>
        </text:list-header>
        <text:list-item>
          <text:p text:style-name="P7">Run the script <text:span text:style-name="T1">installation/install.php</text:span> passing all these values as command line arguments.</text:p>
        </text:list-item>
        <text:list-item>
          <text:p text:style-name="P7">The following optional parameters may also be passed, but they are applicable only for very special cases. For most of installations their default values are suitable.</text:p>
          <text:p text:style-name="P7"/>
        </text:list-item>
      </text:list>
      <table:table table:name="Table2" table:style-name="Table2">
        <table:table-column table:style-name="Table2.A"/>
        <table:table-column table:style-name="Table2.B"/>
        <table:table-header-rows>
          <table:table-row>
            <table:table-cell table:style-name="Table2.A1" office:value-type="string">
              <text:p text:style-name="Table_20_Heading">Argument</text:p>
            </table:table-cell>
            <table:table-cell table:style-name="Table2.B1" office:value-type="string">
              <text:p text:style-name="Table_20_Heading">Description</text:p>
            </table:table-cell>
          </table:table-row>
        </table:table-header-rows>
        <table:table-row>
          <table:table-cell table:style-name="Table2.A2" office:value-type="string">
            <text:p text:style-name="P10">-dir</text:p>
          </table:table-cell>
          <table:table-cell table:style-name="Table2.B2" office:value-type="string">
            <text:p text:style-name="P11">Openfire's installation directory (default: /opt/openfire).</text:p>
          </table:table-cell>
        </table:table-row>
        <table:table-row>
          <table:table-cell table:style-name="Table2.A2" office:value-type="string">
            <text:p text:style-name="P10">-ap</text:p>
          </table:table-cell>
          <table:table-cell table:style-name="Table2.B2" office:value-type="string">
            <text:p text:style-name="P11">Unsecure web admin port (default: 9090). Use this port to access the Openfire web Administration Console (hostname:port).</text:p>
          </table:table-cell>
        </table:table-row>
        <table:table-row>
          <table:table-cell table:style-name="Table2.A2" office:value-type="string">
            <text:p text:style-name="P10">-aps</text:p>
          </table:table-cell>
          <table:table-cell table:style-name="Table2.B2" office:value-type="string">
            <text:p text:style-name="P11">Secure web admin port (default: 9091). See -ap.</text:p>
          </table:table-cell>
        </table:table-row>
        <table:table-row>
          <table:table-cell table:style-name="Table2.A2" office:value-type="string">
            <text:p text:style-name="P10">-odd</text:p>
          </table:table-cell>
          <table:table-cell table:style-name="Table2.B2" office:value-type="string">
            <text:p text:style-name="P11">Openfire's JDBC DB driver (default: com.mysql.jdbc.Driver). For further information on Openfire DB support please refer to <text:a xlink:type="simple" xlink:href="http://www.igniterealtime.org/builds/openfire/docs/latest/documentation/database.html">http://www.igniterealtime.org/builds/openfire/docs/latest/documentation/database.html</text:a></text:p>
          </table:table-cell>
        </table:table-row>
        <table:table-row>
          <table:table-cell table:style-name="Table2.A2" office:value-type="string">
            <text:p text:style-name="P10">-cdd</text:p>
          </table:table-cell>
          <table:table-cell table:style-name="Table2.B2" office:value-type="string">
            <text:p text:style-name="P11">CodeX's DB driver (default: com.mysql.jdbc.Driver).</text:p>
          </table:table-cell>
        </table:table-row>
        <table:table-row>
          <table:table-cell table:style-name="Table2.A2" office:value-type="string">
            <text:p text:style-name="P10">-op</text:p>
          </table:table-cell>
          <table:table-cell table:style-name="Table2.B2" office:value-type="string">
            <text:p text:style-name="P11">Jabber port (default: 5222). This is the default port for the Jabber protocol, thus do not change it unless you have very strong reasons.</text:p>
          </table:table-cell>
        </table:table-row>
        <table:table-row>
          <table:table-cell table:style-name="Table2.A2" office:value-type="string">
            <text:p text:style-name="P10">-hbot</text:p>
          </table:table-cell>
          <table:table-cell table:style-name="Table2.B2" office:value-type="string">
            <text:p text:style-name="P11">Helga bot username (default: bot). For further details on this parameter please refer to the Helga-Bot plug-in documentation.</text:p>
          </table:table-cell>
        </table:table-row>
        <table:table-row>
          <table:table-cell table:style-name="Table2.A2" office:value-type="string">
            <text:p text:style-name="P10">-hsv</text:p>
          </table:table-cell>
          <table:table-cell table:style-name="Table2.B2" office:value-type="string">
            <text:p text:style-name="P11">Helga service identifier (default: helga). See -hbot.</text:p>
          </table:table-cell>
        </table:table-row>
        <table:table-row>
          <table:table-cell table:style-name="Table2.A2" office:value-type="string">
            <text:p text:style-name="P10">-shrg</text:p>
          </table:table-cell>
          <table:table-cell table:style-name="Table2.B2" office:value-type="string">
            <text:p text:style-name="P11">Activate shared group management [0|1] (default: 1). Please see section 7 of this document “JabbeX Portability”.</text:p>
          </table:table-cell>
        </table:table-row>
        <table:table-row>
          <table:table-cell table:style-name="Table2.A2" office:value-type="string">
            <text:p text:style-name="P10">-rdb</text:p>
          </table:table-cell>
          <table:table-cell table:style-name="Table2.B2" office:value-type="string">
            <text:p text:style-name="P11">Root username for DB servers (default: root). JabbeX uses “root” as default username for the root user of the DB server. Use this parameter if it is not valid for your DB server.</text:p>
          </table:table-cell>
        </table:table-row>
      </table:table>
      <text:p text:style-name="Table">Table <text:sequence text:ref-name="refTable1" text:name="Table" text:formula="ooow:Table+1" style:num-format="1">2</text:sequence>: Optional arguments for JabbeX installation tool.</text:p>
      <text:p text:style-name="Standard">At this point you should have Openfire up and running. But what this installation script does? Briefly, we can sum it up in 5 steps:</text:p>
      <text:list text:style-name="L3">
        <text:list-item>
          <text:p text:style-name="P12">Creates a DB for JabbeX;</text:p>
        </text:list-item>
        <text:list-item>
          <text:p text:style-name="P12">Populates it with some meta-information and configuration parameters;</text:p>
        </text:list-item>
        <text:list-item>
          <text:p text:style-name="P12">Creates the Openfire's configuration file openfire.xml based on the template found in the <text:span text:style-name="T1">installation/resources/</text:span> directory and on the information you provided;</text:p>
        </text:list-item>
        <text:list-item>
          <text:p text:style-name="P12">Configure the plug-ins;</text:p>
        </text:list-item>
        <text:list-item>
          <text:p text:style-name="P12">Creates the JabbeX configuration file jabbex_conf.xml based on the template found in the <text:span text:style-name="T1">installation/resources/</text:span> directory and on the information you provided.</text:p>
        </text:list-item>
      </text:list>
      <text:p text:style-name="P13"/>
      <text:p text:style-name="P13">The installation tool should be enough to setup JabbeX, but in the following sections we provide further details on the installation and configuration process in order to make easier the evolution of this tool and to give support to an eventual fine tunning of a non-standard installation.</text:p>
      <text:h text:style-name="Heading_20_1" text:outline-level="1">Understanding the Configuration Process and Parameters</text:h>
      <text:p text:style-name="Text_20_body">As stated before, this sections aims to give further details on how the necessary tasks to setup JabbeX are accomplished. The information presented here are not supposed to be used when you are performing a regular installation. For this purpose the installation tool and the instructions provided in the previous sections should be enough.</text:p>
      <text:p text:style-name="Text_20_body">If you are a CodeX developer or you are in charge of a non-standard installation process we strongly recommend you to read the Openfire official documentation at <text:a xlink:type="simple" xlink:href="http://www.igniterealtime.org/projects/openfire/documentation.jsp">http://www.igniterealtime.org/projects/openfire/documentation.jsp</text:a> and also the official documentation of the 3 Openfire plug-ins you need to install: <text:span text:style-name="T2">Presence Service, Subscription, and Helga-Bot.</text:span></text:p>
      <text:h text:style-name="Heading_20_2" text:outline-level="2">Openfire Configuration</text:h>
      <text:h text:style-name="Heading_20_3" text:outline-level="3">Database integration<text:note text:id="ftn1" text:note-class="footnote"><text:note-citation>1</text:note-citation><text:note-body><text:p text:style-name="P4">These database integration instructions are applicable to Openfire 3.4.4 Jabber server. If using another Jabber server please refer to its manual.</text:p></text:note-body></text:note></text:h>
      <text:p text:style-name="P4">This section provides information on how Openfire should be configured to use CodeX database tables when retrieving information about users and groups. It will let users authenticate using their existing CodeX username and password, and Openfire use user's CodeX profile information to load their Jabber profile, and group information from CodeX database. Custom database queries that maps some CodeX concepts to Openfire's are used for this purpose.</text:p>
      <text:p text:style-name="P14">In order to configure Openfire to integrate with CodeX database tables: </text:p>
      <text:list text:style-name="L4">
        <text:list-item>
          <text:p text:style-name="P15">Stop Openfire. </text:p>
        </text:list-item>
        <text:list-item>
          <text:p text:style-name="P15">Edit <text:span text:style-name="T6">conf/openfire.xml</text:span> in your Openfire installation folder as described below using your favorite editor. </text:p>
        </text:list-item>
        <text:list-item>
          <text:p text:style-name="P16">Restart Openfire. </text:p>
        </text:list-item>
      </text:list>
      <text:p text:style-name="P17">Database Connection Settings</text:p>
      <text:p text:style-name="P18"><text:span text:style-name="T4">Warning: </text:span>This document provides queries based on CodeX 3.6 database structure. If any modification was introduced since that, please review them.</text:p>
      <text:p text:style-name="P19"/>
      <text:p text:style-name="Text_20_body">You must specify the connection string for your database as well as the JDBC driver defining the properties below.</text:p>
      <text:list text:style-name="L5">
        <text:list-item>
          <text:p text:style-name="P20">jdbcProvider.driver -- the class name of the JDBC driver used to connect to CodeX database. <text:span text:style-name="T4">Warning:</text:span> JabbeX was only tested with <text:span text:style-name="T2">MySQL</text:span>. </text:p>
        </text:list-item>
        <text:list-item>
          <text:p text:style-name="P21">jdbcProvider.connectionString -- the full connection string for the database (note<text:span text:style-name="T2">:</text:span> it's common for connection string to contain "&amp;" characters. That character has special meaning in XML, so you should escape it using "&amp;amp;"). </text:p>
        </text:list-item>
      </text:list>
      <text:p text:style-name="Text_20_body">Below is a sample config file section (note: the "..." sections in the examples indicate areas where the rest of the config file would exist): </text:p>
      <text:p text:style-name="P22"><text:span text:style-name="T7">&lt;</text:span><text:span text:style-name="T8">jive</text:span><text:span text:style-name="T7">&gt;</text:span></text:p>
      <text:p text:style-name="P23"><text:s text:c="2"/>...</text:p>
      <text:p text:style-name="P24"><text:span text:style-name="T5"><text:s text:c="2"/></text:span><text:span text:style-name="T7">&lt;</text:span><text:span text:style-name="T8">jdbcProvider</text:span><text:span text:style-name="T7">&gt;</text:span></text:p>
      <text:p text:style-name="P24"><text:span text:style-name="T5"><text:s text:c="4"/></text:span><text:span text:style-name="T7">&lt;</text:span><text:span text:style-name="T8">driver</text:span><text:span text:style-name="T7">&gt;</text:span><text:span text:style-name="T5">com.mysql.jdbc.Driver</text:span><text:span text:style-name="T7">&lt;/</text:span><text:span text:style-name="T8">driver</text:span><text:span text:style-name="T7">&gt;</text:span></text:p>
      <text:p text:style-name="P24"><text:span text:style-name="T5"><text:s text:c="4"/></text:span><text:span text:style-name="T7">&lt;</text:span><text:span text:style-name="T8">connectionString</text:span><text:span text:style-name="T7">&gt;</text:span><text:span text:style-name="T5">jdbc:mysql://localhost/dbname?user=username</text:span><text:span text:style-name="T9">&amp;amp;</text:span><text:span text:style-name="T5">password=secret</text:span><text:span text:style-name="T7">&lt;/</text:span><text:span text:style-name="T8">connectionString</text:span><text:span text:style-name="T7">&gt;</text:span></text:p>
      <text:p text:style-name="P24"><text:span text:style-name="T5"><text:s text:c="2"/></text:span><text:span text:style-name="T7">&lt;/</text:span><text:span text:style-name="T8">jdbcProvider</text:span><text:span text:style-name="T7">&gt;</text:span></text:p>
      <text:p text:style-name="P23"><text:s text:c="2"/>...</text:p>
      <text:p text:style-name="P25"><text:span text:style-name="T10">&lt;/</text:span><text:span text:style-name="T11">jive</text:span><text:span text:style-name="T10">&gt;</text:span></text:p>
      <text:p text:style-name="P26"/>
      <text:p text:style-name="P27">Then you need to provide the SQL queries Openfire will use to retrieve information from the CodeX database. Put this piece of XML just after the database configuration settings stated above (and before the last &lt;/jive&gt; tag).</text:p>
      <text:p text:style-name="P27"/>
      <text:p text:style-name="P22"><text:span text:style-name="T7">&lt;</text:span><text:span text:style-name="T8">provider</text:span><text:span text:style-name="T7">&gt;</text:span><text:span text:style-name="T5"> </text:span></text:p>
      <text:p text:style-name="P24"><text:span text:style-name="T5"><text:s text:c="2"/></text:span><text:span text:style-name="T7">&lt;</text:span><text:span text:style-name="T8">auth</text:span><text:span text:style-name="T7">&gt;</text:span><text:span text:style-name="T5"> </text:span></text:p>
      <text:p text:style-name="P24"><text:span text:style-name="T5"><text:s text:c="4"/></text:span><text:span text:style-name="T7">&lt;</text:span><text:span text:style-name="T8">className</text:span><text:span text:style-name="T7">&gt;</text:span><text:span text:style-name="T5">org.jivesoftware.openfire.auth.JDBCAuthProvider</text:span><text:span text:style-name="T7">&lt;/</text:span><text:span text:style-name="T8">className</text:span><text:span text:style-name="T7">&gt;</text:span><text:span text:style-name="T5"> </text:span></text:p>
      <text:p text:style-name="P24"><text:span text:style-name="T5"><text:s text:c="2"/></text:span><text:span text:style-name="T7">&lt;/</text:span><text:span text:style-name="T8">auth</text:span><text:span text:style-name="T7">&gt;</text:span><text:span text:style-name="T5"> <text:s/></text:span></text:p>
      <text:p text:style-name="P24"><text:span text:style-name="T5"><text:s text:c="2"/></text:span><text:span text:style-name="T7">&lt;</text:span><text:span text:style-name="T8">user</text:span><text:span text:style-name="T7">&gt;</text:span><text:span text:style-name="T5"> </text:span></text:p>
      <text:p text:style-name="P24"><text:span text:style-name="T5"><text:s text:c="4"/></text:span><text:span text:style-name="T7">&lt;</text:span><text:span text:style-name="T8">className</text:span><text:span text:style-name="T7">&gt;</text:span><text:span text:style-name="T5">org.jivesoftware.openfire.user.JDBCUserProvider</text:span><text:span text:style-name="T7">&lt;/</text:span><text:span text:style-name="T8">className</text:span><text:span text:style-name="T7">&gt;</text:span><text:span text:style-name="T5"> </text:span></text:p>
      <text:p text:style-name="P24"><text:span text:style-name="T5"><text:s text:c="2"/></text:span><text:span text:style-name="T7">&lt;/</text:span><text:span text:style-name="T8">user</text:span><text:span text:style-name="T7">&gt;</text:span><text:span text:style-name="T5"> <text:s/></text:span></text:p>
      <text:p text:style-name="P24"><text:span text:style-name="T5"><text:s text:c="2"/></text:span><text:span text:style-name="T7">&lt;</text:span><text:span text:style-name="T8">group</text:span><text:span text:style-name="T7">&gt;</text:span><text:span text:style-name="T5"> </text:span></text:p>
      <text:p text:style-name="P24"><text:span text:style-name="T5"><text:s text:c="4"/></text:span><text:span text:style-name="T7">&lt;</text:span><text:span text:style-name="T8">className</text:span><text:span text:style-name="T7">&gt;</text:span><text:span text:style-name="T5">org.jivesoftware.openfire.group.JDBCGroupProvider</text:span><text:span text:style-name="T7">&lt;/</text:span><text:span text:style-name="T8">className</text:span><text:span text:style-name="T7">&gt;</text:span><text:span text:style-name="T5"> </text:span></text:p>
      <text:p text:style-name="P24"><text:span text:style-name="T5"><text:s text:c="2"/></text:span><text:span text:style-name="T7">&lt;/</text:span><text:span text:style-name="T8">group</text:span><text:span text:style-name="T7">&gt;</text:span><text:span text:style-name="T5"> </text:span></text:p>
      <text:p text:style-name="P24"><text:span text:style-name="T7">&lt;/</text:span><text:span text:style-name="T8">provider</text:span><text:span text:style-name="T7">&gt;</text:span><text:span text:style-name="T5"> <text:s/></text:span></text:p>
      <text:p text:style-name="P24"/>
      <text:p text:style-name="P24"><text:span text:style-name="T12">&lt;!-- Authentication <text:s/>--&gt;</text:span><text:span text:style-name="T5"> <text:s/></text:span></text:p>
      <text:p text:style-name="P24"><text:span text:style-name="T7">&lt;</text:span><text:span text:style-name="T8">jdbcAuthProvider</text:span><text:span text:style-name="T7">&gt;</text:span><text:span text:style-name="T5"> </text:span></text:p>
      <text:p text:style-name="P24"><text:span text:style-name="T5"><text:s text:c="2"/></text:span><text:span text:style-name="T7">&lt;</text:span><text:span text:style-name="T8">passwordSQL</text:span><text:span text:style-name="T7">&gt;</text:span><text:span text:style-name="T5">SELECT user_pw FROM user WHERE user_name=?</text:span><text:span text:style-name="T7">&lt;/</text:span><text:span text:style-name="T8">passwordSQL</text:span><text:span text:style-name="T7">&gt;</text:span><text:span text:style-name="T5"> <text:s/></text:span></text:p>
      <text:p text:style-name="P24"><text:span text:style-name="T5"><text:s text:c="2"/></text:span><text:span text:style-name="T7">&lt;</text:span><text:span text:style-name="T8">passwordType</text:span><text:span text:style-name="T7">&gt;</text:span><text:span text:style-name="T5">md5</text:span><text:span text:style-name="T7">&lt;/</text:span><text:span text:style-name="T8">passwordType</text:span><text:span text:style-name="T7">&gt;</text:span><text:span text:style-name="T5"> </text:span></text:p>
      <text:p text:style-name="P24"><text:span text:style-name="T7">&lt;/</text:span><text:span text:style-name="T8">jdbcAuthProvider</text:span><text:span text:style-name="T7">&gt;</text:span><text:span text:style-name="T5"> <text:s/></text:span></text:p>
      <text:p text:style-name="P24"/>
      <text:p text:style-name="P24"><text:span text:style-name="T12">&lt;!-- Users info <text:s/>--&gt;</text:span><text:span text:style-name="T5"> <text:s/></text:span></text:p>
      <text:p text:style-name="P24"><text:span text:style-name="T7">&lt;</text:span><text:span text:style-name="T8">jdbcUserProvider</text:span><text:span text:style-name="T7">&gt;</text:span><text:span text:style-name="T5"> </text:span></text:p>
      <text:p text:style-name="P24"><text:span text:style-name="T5"><text:s text:c="2"/></text:span><text:span text:style-name="T7">&lt;</text:span><text:span text:style-name="T8">loadUserSQL</text:span><text:span text:style-name="T7">&gt;</text:span><text:span text:style-name="T5">SELECT realname , email FROM user WHERE user_name=?</text:span><text:span text:style-name="T7">&lt;/</text:span><text:span text:style-name="T8">loadUserSQL</text:span><text:span text:style-name="T7">&gt;</text:span><text:span text:style-name="T5"> <text:s/></text:span></text:p>
      <text:p text:style-name="P24"><text:span text:style-name="T5"><text:s text:c="2"/></text:span><text:span text:style-name="T7">&lt;</text:span><text:span text:style-name="T8">userCountSQL</text:span><text:span text:style-name="T7">&gt;</text:span><text:span text:style-name="T5">SELECT COUNT(*) FROM user WHERE status = "A"</text:span><text:span text:style-name="T7">&lt;/</text:span><text:span text:style-name="T8">userCountSQL</text:span><text:span text:style-name="T7">&gt;</text:span><text:span text:style-name="T5"> <text:s/></text:span></text:p>
      <text:p text:style-name="P24"><text:span text:style-name="T5"><text:s text:c="2"/></text:span><text:span text:style-name="T7">&lt;</text:span><text:span text:style-name="T8">allUsersSQL</text:span><text:span text:style-name="T7">&gt;</text:span><text:span text:style-name="T5">SELECT user_name FROM user WHERE status = "A"</text:span><text:span text:style-name="T7">&lt;/</text:span><text:span text:style-name="T8">allUsersSQL</text:span><text:span text:style-name="T7">&gt;</text:span><text:span text:style-name="T5"> <text:s/></text:span></text:p>
      <text:p text:style-name="P24"><text:span text:style-name="T5"><text:s text:c="2"/></text:span><text:span text:style-name="T7">&lt;</text:span><text:span text:style-name="T8">searchSQL</text:span><text:span text:style-name="T7">&gt;</text:span><text:span text:style-name="T5">SELECT user_name FROM user WHERE</text:span><text:span text:style-name="T7">&lt;/</text:span><text:span text:style-name="T8">searchSQL</text:span><text:span text:style-name="T7">&gt;</text:span><text:span text:style-name="T5"> <text:s/></text:span></text:p>
      <text:p text:style-name="P24"><text:span text:style-name="T5"><text:s text:c="2"/></text:span><text:span text:style-name="T7">&lt;</text:span><text:span text:style-name="T8">usernameField</text:span><text:span text:style-name="T7">&gt;</text:span><text:span text:style-name="T5">user_name</text:span><text:span text:style-name="T7">&lt;/</text:span><text:span text:style-name="T8">usernameField</text:span><text:span text:style-name="T7">&gt;</text:span><text:span text:style-name="T5"> <text:s/></text:span></text:p>
      <text:p text:style-name="P24"><text:span text:style-name="T5"><text:s text:c="2"/></text:span><text:span text:style-name="T7">&lt;</text:span><text:span text:style-name="T8">nameField</text:span><text:span text:style-name="T7">&gt;</text:span><text:span text:style-name="T5">realname</text:span><text:span text:style-name="T7">&lt;/</text:span><text:span text:style-name="T8">nameField</text:span><text:span text:style-name="T7">&gt;</text:span><text:span text:style-name="T5"> <text:s/></text:span></text:p>
      <text:p text:style-name="P24"><text:span text:style-name="T5"><text:s text:c="2"/></text:span><text:span text:style-name="T7">&lt;</text:span><text:span text:style-name="T8">emailField</text:span><text:span text:style-name="T7">&gt;</text:span><text:span text:style-name="T5">email</text:span><text:span text:style-name="T7">&lt;/</text:span><text:span text:style-name="T8">emailField</text:span><text:span text:style-name="T7">&gt;</text:span><text:span text:style-name="T5"> </text:span></text:p>
      <text:p text:style-name="P24"><text:span text:style-name="T7">&lt;/</text:span><text:span text:style-name="T8">jdbcUserProvider</text:span><text:span text:style-name="T7">&gt;</text:span><text:span text:style-name="T5"> <text:s/></text:span></text:p>
      <text:p text:style-name="P24"/>
      <text:p text:style-name="P24"><text:span text:style-name="T12">&lt;!-- Groups info <text:s text:c="2"/>--&gt;</text:span><text:span text:style-name="T5"> <text:s/></text:span></text:p>
      <text:p text:style-name="P24"><text:span text:style-name="T7">&lt;</text:span><text:span text:style-name="T8">jdbcGroupProvider</text:span><text:span text:style-name="T7">&gt;</text:span><text:span text:style-name="T5"> </text:span></text:p>
      <text:p text:style-name="P24"><text:span text:style-name="T5"><text:s text:c="2"/></text:span><text:span text:style-name="T7">&lt;</text:span><text:span text:style-name="T8">groupCountSQL</text:span><text:span text:style-name="T7">&gt;</text:span><text:span text:style-name="T5">SELECT count(*) FROM groups WHERE status = "A"</text:span><text:span text:style-name="T7">&lt;/</text:span><text:span text:style-name="T8">groupCountSQL</text:span><text:span text:style-name="T7">&gt;</text:span><text:span text:style-name="T5"> <text:s/></text:span></text:p>
      <text:p text:style-name="P24"><text:span text:style-name="T5"><text:s text:c="2"/></text:span><text:span text:style-name="T7">&lt;</text:span><text:span text:style-name="T8">allGroupsSQL</text:span><text:span text:style-name="T7">&gt;</text:span><text:span text:style-name="T5">SELECT unix_group_name FROM groups WHERE status = "A"</text:span><text:span text:style-name="T7">&lt;/</text:span><text:span text:style-name="T8">allGroupsSQL</text:span><text:span text:style-name="T7">&gt;</text:span><text:span text:style-name="T5"> <text:s/></text:span></text:p>
      <text:p text:style-name="P24"><text:span text:style-name="T5"><text:s text:c="2"/></text:span><text:span text:style-name="T7">&lt;</text:span><text:span text:style-name="T8">userGroupsSQL</text:span><text:span text:style-name="T7">&gt;</text:span><text:span text:style-name="T5">SELECT groups.unix_group_name FROM groups, user, user_group WHERE groups.group_id=user_group.group_id AND user_group.user_id=user.user_id AND groups.status = "A" AND user.user_name=?</text:span><text:span text:style-name="T7">&lt;/</text:span><text:span text:style-name="T8">userGroupsSQL</text:span><text:span text:style-name="T7">&gt;</text:span><text:span text:style-name="T5"> <text:s/></text:span></text:p>
      <text:p text:style-name="P24"><text:span text:style-name="T5"><text:s text:c="2"/></text:span><text:span text:style-name="T7">&lt;</text:span><text:span text:style-name="T8">descriptionSQL</text:span><text:span text:style-name="T7">&gt;</text:span><text:span text:style-name="T5">SELECT short_description FROM groups WHERE unix_group_name=?</text:span><text:span text:style-name="T7">&lt;/</text:span><text:span text:style-name="T8">descriptionSQL</text:span><text:span text:style-name="T7">&gt;</text:span><text:span text:style-name="T5"> <text:s/></text:span></text:p>
      <text:p text:style-name="P24"><text:span text:style-name="T5"><text:s text:c="2"/></text:span><text:span text:style-name="T7">&lt;</text:span><text:span text:style-name="T8">loadMembersSQL</text:span><text:span text:style-name="T7">&gt;</text:span><text:span text:style-name="T5">SELECT user.user_name FROM user, groups, user_group WHERE groups.group_id=user_group.group_id AND user_group.user_id=user.user_id AND groups.unix_group_name=? AND user_group.admin_flags NOT LIKE 'A'</text:span><text:span text:style-name="T7">&lt;/</text:span><text:span text:style-name="T8">loadMembersSQL</text:span><text:span text:style-name="T7">&gt;</text:span><text:span text:style-name="T5"> <text:s/></text:span></text:p>
      <text:p text:style-name="P24"><text:span text:style-name="T5"><text:s text:c="2"/></text:span><text:span text:style-name="T7">&lt;</text:span><text:span text:style-name="T8">loadAdminsSQL</text:span><text:span text:style-name="T7">&gt;</text:span><text:span text:style-name="T5">SELECT user.user_name FROM user, groups, user_group WHERE groups.group_id=user_group.group_id AND user_group.user_id=user.user_id AND groups.unix_group_name=? AND user_group.admin_flags='A'</text:span><text:span text:style-name="T7">&lt;/</text:span><text:span text:style-name="T8">loadAdminsSQL</text:span><text:span text:style-name="T7">&gt;</text:span><text:span text:style-name="T5"> </text:span></text:p>
      <text:p text:style-name="P28"><text:span text:style-name="T13">&lt;/</text:span><text:span text:style-name="T14">jdbcGroupProvider</text:span><text:span text:style-name="T13">&gt;</text:span><text:span text:style-name="T15"> </text:span></text:p>
      <text:p text:style-name="P23"/>
      <text:p text:style-name="P29">For further information on the structure of this XML document and on the meaning of each parameter please refer to the Openfire official documentation.</text:p>
      <text:p text:style-name="P30"/>
      <text:h text:style-name="Heading_20_3" text:outline-level="3">System properties and plug-ins configuration</text:h>
      <text:p text:style-name="Text_20_body">In addition to the properties defined in the openfire.xml configuration file, Openfire keeps some system properties on the database. JabbeX and the Openfire plug-ins you have installed relie on some of these properties to work properly.</text:p>
      <text:p text:style-name="Text_20_body">In the following table we list the properties you need to add and the values you need to give to them. The best way to add a new property is through the Openfire web Administration Console. Click on the link “System Properties” and you will find a list with the current properties and a formulary to add new ones.</text:p>
      <text:p text:style-name="P31"><draw:frame draw:style-name="fr1" draw:name="Object1" text:anchor-type="paragraph" svg:width="6.1583in" svg:height="4.6126in" draw:z-index="0"><draw:object xlink:href="./Object 1" xlink:type="simple" xlink:show="embed" xlink:actuate="onLoad"/><draw:image xlink:href="./ObjectReplacements/Object 1" xlink:type="simple" xlink:show="embed" xlink:actuate="onLoad"/></draw:frame></text:p>
      <text:p text:style-name="P4"/>
      <text:h text:style-name="Heading_20_2" text:outline-level="2">JabbeX Configuration</text:h>
      <text:p text:style-name="Text_20_body">The JabbeX configuration parameters are all found in the<text:span text:style-name="T16"> jabbex_conf.xml </text:span>file placed at the <text:span text:style-name="T1">etc/</text:span> directory of your JabbeX installation. This file has the following general structure:</text:p>
      <text:p text:style-name="P24"><text:span text:style-name="T7">&lt;?</text:span><text:span text:style-name="T8">xml </text:span><text:span text:style-name="T17">version</text:span><text:span text:style-name="T5">=</text:span><text:span text:style-name="T9">"1.0" </text:span><text:span text:style-name="T17">encoding</text:span><text:span text:style-name="T5">=</text:span><text:span text:style-name="T9">"UTF-8"</text:span><text:span text:style-name="T7">?&gt;</text:span></text:p>
      <text:p text:style-name="P24"/>
      <text:p text:style-name="P32">&lt;!--Configuration file for JabbeX middleware--&gt;</text:p>
      <text:p text:style-name="P24"><text:span text:style-name="T7">&lt;</text:span><text:span text:style-name="T8">conf</text:span><text:span text:style-name="T7">&gt;</text:span></text:p>
      <text:p text:style-name="P24"/>
      <text:p text:style-name="P24"><text:span text:style-name="T5"><text:tab/></text:span><text:span text:style-name="T12">&lt;!--Jabber server general parameters--&gt;</text:span></text:p>
      <text:p text:style-name="P24"><text:span text:style-name="T5"><text:tab/></text:span><text:span text:style-name="T7">&lt;</text:span><text:span text:style-name="T8">server </text:span><text:span text:style-name="T17">name</text:span><text:span text:style-name="T5">=</text:span><text:span text:style-name="T9">"Openfire"</text:span><text:span text:style-name="T7">&gt;</text:span></text:p>
      <text:p text:style-name="P24"><text:span text:style-name="T5"><text:tab/><text:tab/></text:span><text:span text:style-name="T7">&lt;</text:span><text:span text:style-name="T8">server_uri</text:span><text:span text:style-name="T7">&gt;</text:span><text:span text:style-name="T5">example.xrce.xerox.com</text:span><text:span text:style-name="T7">&lt;/</text:span><text:span text:style-name="T8">server_uri</text:span><text:span text:style-name="T7">&gt;</text:span></text:p>
      <text:p text:style-name="P24"><text:span text:style-name="T5"><text:tab/><text:tab/></text:span><text:span text:style-name="T7">&lt;</text:span><text:span text:style-name="T8">server_port</text:span><text:span text:style-name="T7">&gt;</text:span><text:span text:style-name="T5">5222</text:span><text:span text:style-name="T7">&lt;/</text:span><text:span text:style-name="T8">server_port</text:span><text:span text:style-name="T7">&gt;</text:span></text:p>
      <text:p text:style-name="P24"><text:span text:style-name="T5"><text:tab/></text:span><text:span text:style-name="T7">&lt;/</text:span><text:span text:style-name="T8">server</text:span><text:span text:style-name="T7">&gt;</text:span></text:p>
      <text:p text:style-name="P23"><text:tab/></text:p>
      <text:p text:style-name="P24"><text:span text:style-name="T5"><text:tab/></text:span><text:span text:style-name="T12">&lt;!--Authentication credentials--&gt;</text:span></text:p>
      <text:p text:style-name="P24"><text:span text:style-name="T5"><text:tab/></text:span><text:span text:style-name="T7">&lt;</text:span><text:span text:style-name="T8">auth</text:span><text:span text:style-name="T7">&gt;</text:span></text:p>
      <text:p text:style-name="P24"><text:span text:style-name="T5"><text:tab/><text:tab/></text:span><text:span text:style-name="T7">&lt;</text:span><text:span text:style-name="T8">username</text:span><text:span text:style-name="T7">&gt;</text:span><text:span text:style-name="T5">imadmin</text:span><text:span text:style-name="T7">&lt;/</text:span><text:span text:style-name="T8">username</text:span><text:span text:style-name="T7">&gt;</text:span></text:p>
      <text:p text:style-name="P24"><text:span text:style-name="T5"><text:tab/><text:tab/></text:span><text:span text:style-name="T7">&lt;</text:span><text:span text:style-name="T8">user_pwd</text:span><text:span text:style-name="T7">&gt;</text:span>usecret<text:span text:style-name="T7">&lt;/</text:span><text:span text:style-name="T8">user_pwd</text:span><text:span text:style-name="T7">&gt;</text:span></text:p>
      <text:p text:style-name="P24"><text:span text:style-name="T5"><text:tab/><text:tab/></text:span><text:span text:style-name="T7">&lt;</text:span><text:span text:style-name="T8">lockmuc_pwd</text:span><text:span text:style-name="T7">&gt;</text:span>mucsecret<text:span text:style-name="T7">&lt;/</text:span><text:span text:style-name="T8">lockmuc_pwd</text:span><text:span text:style-name="T7">&gt;</text:span></text:p>
      <text:p text:style-name="P24"><text:span text:style-name="T5"><text:tab/></text:span><text:span text:style-name="T7">&lt;/</text:span><text:span text:style-name="T8">auth</text:span><text:span text:style-name="T7">&gt;</text:span></text:p>
      <text:p text:style-name="P23"><text:tab/></text:p>
      <text:p text:style-name="P24"><text:span text:style-name="T5"><text:tab/></text:span><text:span text:style-name="T12">&lt;!--Helga bot related information--&gt;</text:span></text:p>
      <text:p text:style-name="P24"><text:span text:style-name="T5"><text:tab/></text:span><text:span text:style-name="T7">&lt;</text:span><text:span text:style-name="T8">helga</text:span><text:span text:style-name="T7">&gt;</text:span></text:p>
      <text:p text:style-name="P24"><text:span text:style-name="T5"><text:tab/><text:tab/></text:span><text:span text:style-name="T7">&lt;</text:span><text:span text:style-name="T8">helga_bot</text:span><text:span text:style-name="T7">&gt;</text:span><text:span text:style-name="T5">bot</text:span><text:span text:style-name="T7">&lt;/</text:span><text:span text:style-name="T8">helga_bot</text:span><text:span text:style-name="T7">&gt;</text:span></text:p>
      <text:p text:style-name="P24"><text:span text:style-name="T5"><text:tab/><text:tab/></text:span><text:span text:style-name="T7">&lt;</text:span><text:span text:style-name="T8">helga_service</text:span><text:span text:style-name="T7">&gt;</text:span><text:span text:style-name="T5">helga</text:span><text:span text:style-name="T7">&lt;/</text:span><text:span text:style-name="T8">helga_service</text:span><text:span text:style-name="T7">&gt;</text:span></text:p>
      <text:p text:style-name="P24"><text:span text:style-name="T5"><text:tab/></text:span><text:span text:style-name="T7">&lt;/</text:span><text:span text:style-name="T8">helga</text:span><text:span text:style-name="T7">&gt;</text:span></text:p>
      <text:p text:style-name="P23"><text:tab/></text:p>
      <text:p text:style-name="P24"><text:span text:style-name="T5"><text:tab/></text:span><text:span text:style-name="T12">&lt;!--Defines whether the shared group management feature is active or not.</text:span></text:p>
      <text:p text:style-name="P32"><text:tab/><text:tab/>Set this to 0 (false) only if using a Jabber server other than Openfire </text:p>
      <text:p text:style-name="P32"><text:tab/><text:tab/>to which no compliant GroupManagerInterface is available.--&gt;</text:p>
      <text:p text:style-name="P24"><text:span text:style-name="T5"><text:tab/></text:span><text:span text:style-name="T7">&lt;</text:span><text:span text:style-name="T8">group_mng</text:span><text:span text:style-name="T7">&gt;</text:span></text:p>
      <text:p text:style-name="P24"><text:span text:style-name="T5"><text:tab/><text:tab/></text:span><text:span text:style-name="T7">&lt;</text:span><text:span text:style-name="T8">active</text:span><text:span text:style-name="T7">&gt;</text:span><text:span text:style-name="T5">1</text:span><text:span text:style-name="T7">&lt;/</text:span><text:span text:style-name="T8">active</text:span><text:span text:style-name="T7">&gt;</text:span></text:p>
      <text:p text:style-name="P24"><text:span text:style-name="T5"><text:tab/></text:span><text:span text:style-name="T7">&lt;/</text:span><text:span text:style-name="T8">group_mng</text:span><text:span text:style-name="T7">&gt;</text:span></text:p>
      <text:p text:style-name="P24"/>
      <text:p text:style-name="P30"><text:span text:style-name="T18">&lt;/</text:span><text:span text:style-name="T19">conf</text:span><text:span text:style-name="T18">&gt;</text:span></text:p>
      <text:p text:style-name="P4"/>
      <text:p text:style-name="P4">The configuration parameters are all enclosed by the XML tag <text:span text:style-name="T20">conf</text:span><text:span text:style-name="T21">. In the following list we discuss of each of them.</text:span></text:p>
      <text:list text:style-name="L6">
        <text:list-item>
          <text:p text:style-name="P33"><text:span text:style-name="T4">server</text:span>: information on the Jabber server JabbeX will work with. The property <text:span text:style-name="T20">name</text:span> stands for the server name and defines which shared group manager implementation will be used. The file <text:span text:style-name="T1">&lt;</text:span><text:span text:style-name="T22">name&gt;.php</text:span> in the directory <text:span text:style-name="T1">lib/group_mng/</text:span> of your JabbeX installation will be used as implementation if the shared group manager is active. Please refer to the section JabbeX Portability to find further information on this topic. The property <text:span text:style-name="T20">server_uri</text:span> stands for the complete URI of your Jabber server or alternatively its IP address, and the property <text:span text:style-name="T20">port</text:span> defines which TCP port is used by your Jabber server (the default port for Jabber is 5222).</text:p>
        </text:list-item>
        <text:list-item>
          <text:p text:style-name="P33"><text:span text:style-name="T4">auth</text:span>: authentication credentials for the JabbeX Jabber user (the IM admin). The property <text:span text:style-name="T20">lockmuc_pwd</text:span> is a password used to lock MUC rooms (see discussion in section 4)<text:span text:style-name="T2">.</text:span></text:p>
        </text:list-item>
        <text:list-item>
          <text:p text:style-name="P34"><text:span text:style-name="T4">helga</text:span>: These parameters stand for the Helga bot username (“bot” by default) and the name of the service the Helga plug-in creates when it is installed (“helga” by default). Chances are that you will never need to change these values (see discussion in section 4).</text:p>
        </text:list-item>
        <text:list-item>
          <text:p text:style-name="P34"><text:span text:style-name="T4">group_mng</text:span>: The JabbeX shared group management feature is exclusive for Openfire, therefore the middleware allows you to deactivate it by setting the property <text:span text:style-name="T20">active</text:span> to 0 (false). Do it if you are using other Jabber server than Openfire to which an implementation of this feature is not available. Please refer to the section JabbeX portability for further information.</text:p>
        </text:list-item>
      </text:list>
      <text:p text:style-name="P35"/>
      <text:h text:style-name="Heading_20_1" text:outline-level="1">JabbeX Portability</text:h>
      <text:p text:style-name="P4">Theoretically JabbeX can be used with any Jabber compliant server, although <text:span text:style-name="T4">no tests were performed with a server other than Openfire</text:span>, thus no guarantees can be given that the system will work properly. In addition JabbeX uses Jabber shared groups management features provided by Openfire which are not part of the standard Jabber protocol.</text:p>
      <text:p text:style-name="P4">JabbeX shared group management feature relies on specific features of the Helga plug-in, and so the current implementation of this feature supports no other server than Openfire. But this feature can be deactivated by setting the property <text:span text:style-name="T20">active</text:span><text:span text:style-name="T21"> of the name-space group_mng of</text:span><text:span text:style-name="T23"> </text:span><text:span text:style-name="T24">jabbex_conf.xml</text:span><text:span text:style-name="T21"> to 0 as follows:</text:span></text:p>
      <text:p text:style-name="P36"><text:span text:style-name="T5"><text:tab/></text:span><text:span text:style-name="T7">&lt;</text:span><text:span text:style-name="T8">group_mng</text:span><text:span text:style-name="T7">&gt;</text:span></text:p>
      <text:p text:style-name="P24"><text:span text:style-name="T5"><text:tab/><text:tab/></text:span><text:span text:style-name="T7">&lt;</text:span><text:span text:style-name="T8">active</text:span><text:span text:style-name="T7">&gt;</text:span>0<text:span text:style-name="T7">&lt;/</text:span><text:span text:style-name="T8">active</text:span><text:span text:style-name="T7">&gt;</text:span></text:p>
      <text:p text:style-name="P24"><text:span text:style-name="T5"><text:tab/></text:span><text:span text:style-name="T7">&lt;/</text:span><text:span text:style-name="T8">group_mng</text:span><text:span text:style-name="T7">&gt;</text:span></text:p>
      <text:p text:style-name="P37">This will cause group management to be deactivated and as consequence all operations related to shared groups configuration will not be performed by JabbeX. All other JabbeX components are Jabber compliant and theoretically must work with any Jabber compliant server, but as stated above JabbeX was tested exclusively with Openfire.</text:p>
      <text:p text:style-name="P37">The JabbeX shared group management component is isolated from other JabbeX components in such a manner that replacing it by an equivalent component compliant with another Jabber server is straightforward. Inside the directory <text:span text:style-name="T1">lib/group_management/</text:span> of your JabbeX installation there are by default two php files: <text:span text:style-name="T16">GroupManagementInterface.php and Openfire.php</text:span>. The first one is an interface defining the public functions the shared group manager component must provide to JabbeX and the second one is an implementation of this interface for Openfire. If another implementation for the interface is available, for example ServerX.php (compliant with ServerX Jabber server), it is enough to copy the file to <text:span text:style-name="T1">lib/group_management/ </text:span>and set the property <text:span text:style-name="T20">name</text:span> of the XML tag <text:span text:style-name="T20">server</text:span> of jabbex_conf.xml to ServerX as follows:</text:p>
      <text:p text:style-name="P37"/>
      <text:p text:style-name="P36"><text:span text:style-name="T5"><text:tab/></text:span><text:span text:style-name="T7">&lt;</text:span><text:span text:style-name="T8">server </text:span><text:span text:style-name="T17">name</text:span><text:span text:style-name="T5">=</text:span><text:span text:style-name="T9">"ServerX"</text:span><text:span text:style-name="T7">&gt;</text:span></text:p>
      <text:p text:style-name="P24"><text:span text:style-name="T5"><text:tab/><text:tab/></text:span><text:span text:style-name="T7">&lt;</text:span><text:span text:style-name="T8">server_uri</text:span><text:span text:style-name="T7">&gt;</text:span><text:span text:style-name="T5">my.jabber.uri.example</text:span><text:span text:style-name="T7">&lt;/</text:span><text:span text:style-name="T8">server_uri</text:span><text:span text:style-name="T7">&gt;</text:span></text:p>
      <text:p text:style-name="P24"><text:span text:style-name="T5"><text:tab/><text:tab/></text:span><text:span text:style-name="T7">&lt;</text:span><text:span text:style-name="T8">server_port</text:span><text:span text:style-name="T7">&gt;</text:span><text:span text:style-name="T5">5222</text:span><text:span text:style-name="T7">&lt;/</text:span><text:span text:style-name="T8">server_port</text:span><text:span text:style-name="T7">&gt;</text:span></text:p>
      <text:p text:style-name="P24"><text:span text:style-name="T5"><text:tab/></text:span><text:span text:style-name="T7">&lt;/</text:span><text:span text:style-name="T8">server</text:span><text:span text:style-name="T7">&gt;</text:span></text:p>
      <text:p text:style-name="P38"/>
      <text:p text:style-name="P37"><text:span text:style-name="T4">Warning: </text:span>This property is case sensitive!</text:p>
      <text:p text:style-name="P37">JabbeX will then use ServerX.php instead of Openfire.php as source for the shared group management component.</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Monospace" svg:font-family="Monospace" style:font-pitch="fixed"/>
    <style:font-face style:name="Courier New" svg:font-family="'Courier New'" style:font-family-generic="modern" style:font-pitch="fixed"/>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Luxi Sans1"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Luxi Mono" style:font-name-asian="Luxi Mono" style:font-name-complex="Luxi Mono"/>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8-05-15T14:02:12</meta:creation-date>
    <dc:date>2008-07-07T17:26:55</dc:date>
    <dc:language>en-US</dc:language>
    <meta:editing-cycles>156</meta:editing-cycles>
    <meta:editing-duration>P1DT1H45M31S</meta:editing-duration>
    <meta:user-defined meta:name="Info 1"/>
    <meta:user-defined meta:name="Info 2"/>
    <meta:user-defined meta:name="Info 3"/>
    <meta:user-defined meta:name="Info 4"/>
    <meta:document-statistic meta:table-count="2" meta:image-count="0" meta:object-count="1" meta:page-count="9" meta:paragraph-count="197" meta:word-count="2625" meta:character-count="173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pitch="fixed"/>
    <style:font-face style:name="Luxi Sans1" svg:font-family="'Luxi Sans'" style:font-pitch="variable"/>
    <style:font-face style:name="Tahoma" svg:font-family="Tahoma" style:font-pitch="variable"/>
    <style:font-face style:name="Times New Roman" svg:font-family="'Times New Roman'" style:font-family-generic="roman" style:font-pitch="variable"/>
    <style:font-face style:name="Luxi Sans" svg:font-family="'Luxi Sans'" style:font-family-generic="swiss" style:font-pitch="variable"/>
    <style:font-face style:name="Tahoma1" svg:font-family="Tahoma" style:font-family-generic="swiss" style:font-pitch="variable"/>
  </office:font-face-decls>
  <office:automatic-styles>
    <style:style style:name="co1" style:family="table-column">
      <style:table-column-properties fo:break-before="auto" style:column-width="2.3154in"/>
    </style:style>
    <style:style style:name="co2" style:family="table-column">
      <style:table-column-properties fo:break-before="auto" style:column-width="3.8661in"/>
    </style:style>
    <style:style style:name="co3"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0.7252in" fo:break-before="auto" style:use-optimal-row-height="tru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fo:wrap-option="wrap" fo:border="0.0008in solid #000000" style:vertical-align="middle"/>
      <style:paragraph-properties fo:text-align="center" fo:margin-left="0in"/>
      <style:text-properties fo:color="#ffffff" style:text-outline="false" style:text-line-through-style="none" style:font-name="Times New Roman" fo:font-size="12pt" fo:language="en" fo:country="US" fo:font-style="normal" fo:text-shadow="none" style:text-underline-style="none" fo:font-weight="bold" style:text-underline-mode="continuous" style:text-line-through-mode="continuous" style:font-name-asian="Monospace" style:font-size-asian="6.80000019073486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style>
    <style:style style:name="ce2" style:family="table-cell" style:parent-style-name="Default">
      <style:table-cell-properties fo:background-color="#800000" style:text-align-source="fix" style:repeat-content="false" fo:wrap-option="wrap" fo:border="0.0008in solid #000000" style:vertical-align="middle"/>
      <style:paragraph-properties fo:text-align="center" fo:margin-left="0in"/>
      <style:text-properties fo:color="#ffffff" style:text-outline="false" style:text-line-through-style="none" style:font-name="Times New Roman" fo:font-size="12pt" fo:language="en" fo:country="US" fo:font-style="normal" fo:text-shadow="none" style:text-underline-style="none" fo:font-weight="normal" style:text-underline-mode="continuous" style:text-line-through-mode="continuous" style:font-name-asian="Monospace" style:font-size-asian="6.80000019073486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style>
    <style:style style:name="ce3" style:family="table-cell" style:parent-style-name="Default">
      <style:table-cell-properties style:text-align-source="fix" style:repeat-content="false" fo:wrap-option="wrap" fo:border="0.0008in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line-through-mode="continuous" style:font-name-asian="Monospace" style:font-size-asian="6.80000019073486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line-through-mode="continuous" style:font-name-asian="Luxi Sans" style:font-size-asian="6.80000019073486pt" style:language-asian="none" style:country-asian="none" style:font-style-asian="normal" style:font-weight-asian="normal" style:font-name-complex="Tahoma1"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background-color="#000000" style:text-align-source="fix" style:repeat-content="false" fo:wrap-option="wrap" fo:border="0.0008in solid #000000" style:vertical-align="middle"/>
      <style:paragraph-properties fo:text-align="center" fo:margin-left="0in"/>
      <style:text-properties fo:color="#ffffff" style:font-name="Times New Roman" fo:font-size="12pt" fo:font-weight="bold"/>
    </style:style>
    <style:style style:name="ce6" style:family="table-cell" style:parent-style-name="Default">
      <style:table-cell-properties style:text-align-source="fix" style:repeat-content="false" fo:wrap-option="wrap" fo:border="0.0008in solid #000000" style:vertical-align="middle"/>
      <style:paragraph-properties fo:text-align="center" fo:margin-left="0in"/>
      <style:text-properties style:use-window-font-color="true" style:font-name="Times New Roman" fo:font-size="12pt"/>
    </style:style>
    <style:style style:name="ce7" style:family="table-cell" style:parent-style-name="Default" style:data-style-name="N100">
      <style:table-cell-properties style:text-align-source="fix" style:repeat-content="false" fo:wrap-option="wrap" fo:border="0.0008in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line-through-mode="continuous" style:font-name-asian="Luxi Sans" style:font-size-asian="6.80000019073486pt" style:language-asian="none" style:country-asian="none" style:font-style-asian="normal" style:font-weight-asian="normal" style:font-name-complex="Tahoma1" style:font-size-complex="12pt" style:language-complex="none"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ce6"/>
        <table:table-row table:style-name="ro1">
          <table:table-cell table:style-name="ce1" office:value-type="string">
            <text:p>Property</text:p>
          </table:table-cell>
          <table:table-cell table:style-name="ce5" office:value-type="string">
            <text:p>Value</text:p>
          </table:table-cell>
        </table:table-row>
        <table:table-row table:style-name="ro1">
          <table:table-cell table:style-name="ce2" office:value-type="string" table:number-columns-spanned="2" table:number-rows-spanned="1">
            <text:p>JabbeX default user</text:p>
          </table:table-cell>
          <table:covered-table-cell/>
        </table:table-row>
        <table:table-row table:style-name="ro1">
          <table:table-cell office:value-type="string">
            <text:p>plugin.helga.group.admin</text:p>
          </table:table-cell>
          <table:table-cell office:value-type="string">
            <text:p>IM admins group short name.</text:p>
          </table:table-cell>
        </table:table-row>
        <table:table-row table:style-name="ro2">
          <table:table-cell office:value-type="string">
            <text:p>xmpp.muc.create.jid</text:p>
          </table:table-cell>
          <table:table-cell office:value-type="string">
            <text:p>IM admin JID </text:p>
            <text:p>– privilege to create permanent MUC rooms.</text:p>
          </table:table-cell>
        </table:table-row>
        <table:table-row table:style-name="ro2">
          <table:table-cell office:value-type="string">
            <text:p>xmpp.muc.sysadmin.jid</text:p>
          </table:table-cell>
          <table:table-cell office:value-type="string">
            <text:p>IM admin JID </text:p>
            <text:p>- system administrators of the group chat service.</text:p>
          </table:table-cell>
        </table:table-row>
        <table:table-row table:style-name="ro2">
          <table:table-cell table:style-name="ce4" office:value-type="string">
            <text:p>xmpp.muc.create.anyone</text:p>
          </table:table-cell>
          <table:table-cell table:style-name="ce7" office:value-type="string">
            <text:p>“true”</text:p>
            <text:p>- Only specific users can create a chat room.</text:p>
          </table:table-cell>
        </table:table-row>
        <table:table-row table:style-name="ro1">
          <table:table-cell table:style-name="ce2" office:value-type="string" table:number-columns-spanned="2" table:number-rows-spanned="1">
            <text:p>Presence plug-in</text:p>
          </table:table-cell>
          <table:covered-table-cell/>
        </table:table-row>
        <table:table-row table:style-name="ro2">
          <table:table-cell office:value-type="string">
            <text:p>plugin.presence.public</text:p>
          </table:table-cell>
          <table:table-cell table:style-name="ce7" office:value-type="string">
            <text:p>“true”</text:p>
            <text:p>- Anyone may get presence information.</text:p>
          </table:table-cell>
        </table:table-row>
        <table:table-row table:style-name="ro2">
          <table:table-cell office:value-type="string">
            <text:p>plugin.presence.unavailable.status</text:p>
          </table:table-cell>
          <table:table-cell table:style-name="ce3" office:value-type="string">
            <text:p>“Unavailable”</text:p>
            <text:p>- Default text for the 'Unavailable' status.</text:p>
          </table:table-cell>
        </table:table-row>
        <table:table-row table:style-name="ro1">
          <table:table-cell table:style-name="ce2" office:value-type="string" table:number-columns-spanned="2" table:number-rows-spanned="1">
            <text:p>Subscription plug-in</text:p>
          </table:table-cell>
          <table:covered-table-cell/>
        </table:table-row>
        <table:table-row table:style-name="ro3">
          <table:table-cell office:value-type="string">
            <text:p>plugin.subscription.whiteList</text:p>
          </table:table-cell>
          <table:table-cell office:value-type="string">
            <text:p>IM admin JID</text:p>
            <text:p>- Continue to have full control over manually accepting and rejecting subscription requests.</text:p>
          </table:table-cell>
        </table:table-row>
        <table:table-row table:style-name="ro2">
          <table:table-cell office:value-type="string">
            <text:p>plugin.subscription.type</text:p>
          </table:table-cell>
          <table:table-cell table:style-name="ce3" office:value-type="string">
            <text:p>“accept”</text:p>
            <text:p>- Subscription requests will be intercepted and accepted.</text:p>
          </table:table-cell>
        </table:table-row>
        <table:table-row table:style-name="ro4">
          <table:table-cell office:value-type="string">
            <text:p>plugin.subscription.level</text:p>
          </table:table-cell>
          <table:table-cell table:style-name="ce3" office:value-type="string">
            <text:p>“local”</text:p>
            <text:p>- Only subscription requests sent by users who have an account on the same domain will be intercepted and accepted.</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pitch="fixed"/>
    <style:font-face style:name="Luxi Sans1" svg:font-family="'Luxi Sans'" style:font-pitch="variable"/>
    <style:font-face style:name="Tahoma" svg:font-family="Tahoma" style:font-pitch="variable"/>
    <style:font-face style:name="Times New Roman" svg:font-family="'Times New Roman'" style:font-family-generic="roman" style:font-pitch="variable"/>
    <style:font-face style:name="Luxi Sans" svg:font-family="'Luxi Sans'" style:font-family-generic="swiss" style:font-pitch="variable"/>
    <style:font-face style:name="Tahoma1" svg:font-family="Tahoma" style:font-family-generic="swiss" style:font-pitch="variable"/>
  </office:font-face-decls>
  <office:styles>
    <style:default-style style:family="table-cell">
      <style:table-cell-properties style:decimal-places="2"/>
      <style:paragraph-properties style:tab-stop-distance="0.5in"/>
      <style:text-properties style:font-name="Luxi Sans" fo:language="en" fo:country="US" style:font-name-asian="Luxi Sans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01">07/01/2008</text:date>, <text:time>15:27:42</text:time></text:p>
        </style:region-right>
      </style:header>
      <style:header-left style:display="false"/>
      <style:footer>
        <text:p>Page <text:page-number>1</text:page-number> / <text:page-count>99</text:page-count></text:p>
      </style:footer>
      <style:footer-left style:display="false"/>
    </style:master-page>
  </office:master-styles>
</office:document-styles>
</file>